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FBFBF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-top="thin solid #000000" fo:border-bottom="none" fo:border-left="2pt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3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6" style:family="table-cell" style:parent-style-name="Default" style:data-style-name="N0">
      <style:table-cell-properties style:vertical-align="automatic" fo:wrap-option="wrap" fo:background-color="#9BC2E6"/>
    </style:style>
    <style:style style:name="ce37" style:family="table-cell" style:parent-style-name="Default" style:data-style-name="N0">
      <style:table-cell-properties style:vertical-align="automatic" fo:wrap-option="wrap" fo:background-color="#BDD7EE"/>
    </style:style>
    <style:style style:name="ce38" style:family="table-cell" style:parent-style-name="Default" style:data-style-name="N0">
      <style:table-cell-properties style:vertical-align="automatic" fo:wrap-option="wrap" fo:background-color="#DDEBF7"/>
    </style:style>
    <style:style style:name="ce39" style:family="table-cell" style:parent-style-name="Default" style:data-style-name="N0">
      <style:table-cell-properties style:vertical-align="automatic" fo:wrap-option="wrap" fo:background-color="#F4B084"/>
    </style:style>
    <style:style style:name="ce40" style:family="table-cell" style:parent-style-name="Default" style:data-style-name="N0">
      <style:table-cell-properties style:vertical-align="automatic" fo:wrap-option="wrap" fo:background-color="#F8CBAD"/>
    </style:style>
    <style:style style:name="ce41" style:family="table-cell" style:parent-style-name="Default" style:data-style-name="N0">
      <style:table-cell-properties style:vertical-align="automatic" fo:wrap-option="wrap" fo:background-color="#FCE4D6"/>
    </style:style>
    <style:style style:name="ce42" style:family="table-cell" style:parent-style-name="Pourcentage" style:data-style-name="N36"/>
    <style:style style:name="ce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9BC2E6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DDEBF7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4B084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#F8CBAD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8CBA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CE4D6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CE4D6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9BC2E6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BDD7E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DDEBF7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F4B084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8CBAD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background-color="#FCE4D6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plate_End_point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User: Equipe 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h: C:\Program Files (x86)\BMG\CLARIOstar\Equipe 18\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ID: 1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Name: AT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: 25/05/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: 11:05: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1: ATP_IDH-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minescence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aw Data (No filter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97031" table:style-name="ce3">
            <text:p>97031</text:p>
          </table:table-cell>
          <table:table-cell office:value-type="float" office:value="98953" table:style-name="ce4">
            <text:p>98953</text:p>
          </table:table-cell>
          <table:table-cell office:value-type="float" office:value="97689" table:style-name="ce4">
            <text:p>97689</text:p>
          </table:table-cell>
          <table:table-cell office:value-type="float" office:value="59940" table:style-name="ce4">
            <text:p>59940</text:p>
          </table:table-cell>
          <table:table-cell office:value-type="float" office:value="57578" table:style-name="ce4">
            <text:p>57578</text:p>
          </table:table-cell>
          <table:table-cell office:value-type="float" office:value="58420" table:style-name="ce4">
            <text:p>58420</text:p>
          </table:table-cell>
          <table:table-cell office:value-type="float" office:value="67997" table:style-name="ce4">
            <text:p>67997</text:p>
          </table:table-cell>
          <table:table-cell office:value-type="float" office:value="69204" table:style-name="ce4">
            <text:p>69204</text:p>
          </table:table-cell>
          <table:table-cell office:value-type="float" office:value="69696" table:style-name="ce4">
            <text:p>69696</text:p>
          </table:table-cell>
          <table:table-cell office:value-type="float" office:value="144259" table:style-name="ce4">
            <text:p>144259</text:p>
          </table:table-cell>
          <table:table-cell office:value-type="float" office:value="142171" table:style-name="ce4">
            <text:p>142171</text:p>
          </table:table-cell>
          <table:table-cell office:value-type="float" office:value="139472" table:style-name="ce5">
            <text:p>1394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80986" table:style-name="ce6">
            <text:p>80986</text:p>
          </table:table-cell>
          <table:table-cell office:value-type="float" office:value="84313" table:style-name="ce7">
            <text:p>84313</text:p>
          </table:table-cell>
          <table:table-cell office:value-type="float" office:value="83782" table:style-name="ce7">
            <text:p>83782</text:p>
          </table:table-cell>
          <table:table-cell office:value-type="float" office:value="44180" table:style-name="ce7">
            <text:p>44180</text:p>
          </table:table-cell>
          <table:table-cell office:value-type="float" office:value="44842" table:style-name="ce7">
            <text:p>44842</text:p>
          </table:table-cell>
          <table:table-cell office:value-type="float" office:value="45108" table:style-name="ce7">
            <text:p>45108</text:p>
          </table:table-cell>
          <table:table-cell office:value-type="float" office:value="65099" table:style-name="ce7">
            <text:p>65099</text:p>
          </table:table-cell>
          <table:table-cell office:value-type="float" office:value="67983" table:style-name="ce7">
            <text:p>67983</text:p>
          </table:table-cell>
          <table:table-cell office:value-type="float" office:value="68747" table:style-name="ce7">
            <text:p>68747</text:p>
          </table:table-cell>
          <table:table-cell office:value-type="float" office:value="134089" table:style-name="ce7">
            <text:p>134089</text:p>
          </table:table-cell>
          <table:table-cell office:value-type="float" office:value="133513" table:style-name="ce7">
            <text:p>133513</text:p>
          </table:table-cell>
          <table:table-cell office:value-type="float" office:value="132878" table:style-name="ce8">
            <text:p>13287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62016" table:style-name="ce6">
            <text:p>62016</text:p>
          </table:table-cell>
          <table:table-cell office:value-type="float" office:value="59528" table:style-name="ce7">
            <text:p>59528</text:p>
          </table:table-cell>
          <table:table-cell office:value-type="float" office:value="60366" table:style-name="ce7">
            <text:p>60366</text:p>
          </table:table-cell>
          <table:table-cell office:value-type="float" office:value="24897" table:style-name="ce7">
            <text:p>24897</text:p>
          </table:table-cell>
          <table:table-cell office:value-type="float" office:value="25566" table:style-name="ce7">
            <text:p>25566</text:p>
          </table:table-cell>
          <table:table-cell office:value-type="float" office:value="27001" table:style-name="ce7">
            <text:p>27001</text:p>
          </table:table-cell>
          <table:table-cell office:value-type="float" office:value="36297" table:style-name="ce7">
            <text:p>36297</text:p>
          </table:table-cell>
          <table:table-cell office:value-type="float" office:value="35703" table:style-name="ce7">
            <text:p>35703</text:p>
          </table:table-cell>
          <table:table-cell office:value-type="float" office:value="36321" table:style-name="ce7">
            <text:p>36321</text:p>
          </table:table-cell>
          <table:table-cell office:value-type="float" office:value="74799" table:style-name="ce7">
            <text:p>74799</text:p>
          </table:table-cell>
          <table:table-cell office:value-type="float" office:value="71032" table:style-name="ce7">
            <text:p>71032</text:p>
          </table:table-cell>
          <table:table-cell office:value-type="float" office:value="73847" table:style-name="ce8">
            <text:p>7384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4383" table:style-name="ce6">
            <text:p>4383</text:p>
          </table:table-cell>
          <table:table-cell office:value-type="float" office:value="3496" table:style-name="ce7">
            <text:p>3496</text:p>
          </table:table-cell>
          <table:table-cell office:value-type="float" office:value="4105" table:style-name="ce7">
            <text:p>4105</text:p>
          </table:table-cell>
          <table:table-cell office:value-type="float" office:value="2383" table:style-name="ce7">
            <text:p>2383</text:p>
          </table:table-cell>
          <table:table-cell office:value-type="float" office:value="2510" table:style-name="ce7">
            <text:p>2510</text:p>
          </table:table-cell>
          <table:table-cell office:value-type="float" office:value="2855" table:style-name="ce7">
            <text:p>2855</text:p>
          </table:table-cell>
          <table:table-cell office:value-type="float" office:value="4772" table:style-name="ce7">
            <text:p>4772</text:p>
          </table:table-cell>
          <table:table-cell office:value-type="float" office:value="4926" table:style-name="ce7">
            <text:p>4926</text:p>
          </table:table-cell>
          <table:table-cell office:value-type="float" office:value="4947" table:style-name="ce7">
            <text:p>4947</text:p>
          </table:table-cell>
          <table:table-cell office:value-type="float" office:value="11609" table:style-name="ce7">
            <text:p>11609</text:p>
          </table:table-cell>
          <table:table-cell office:value-type="float" office:value="11251" table:style-name="ce7">
            <text:p>11251</text:p>
          </table:table-cell>
          <table:table-cell office:value-type="float" office:value="12825" table:style-name="ce8">
            <text:p>1282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</text:p>
          </table:table-cell>
          <table:table-cell office:value-type="float" office:value="85644" table:style-name="ce6">
            <text:p>85644</text:p>
          </table:table-cell>
          <table:table-cell office:value-type="float" office:value="84993" table:style-name="ce7">
            <text:p>84993</text:p>
          </table:table-cell>
          <table:table-cell office:value-type="float" office:value="85764" table:style-name="ce7">
            <text:p>85764</text:p>
          </table:table-cell>
          <table:table-cell office:value-type="float" office:value="50374" table:style-name="ce7">
            <text:p>50374</text:p>
          </table:table-cell>
          <table:table-cell office:value-type="float" office:value="50345" table:style-name="ce7">
            <text:p>50345</text:p>
          </table:table-cell>
          <table:table-cell office:value-type="float" office:value="49187" table:style-name="ce7">
            <text:p>49187</text:p>
          </table:table-cell>
          <table:table-cell office:value-type="float" office:value="69516" table:style-name="ce7">
            <text:p>69516</text:p>
          </table:table-cell>
          <table:table-cell office:value-type="float" office:value="67723" table:style-name="ce7">
            <text:p>67723</text:p>
          </table:table-cell>
          <table:table-cell office:value-type="float" office:value="53159" table:style-name="ce7">
            <text:p>53159</text:p>
          </table:table-cell>
          <table:table-cell office:value-type="float" office:value="145451" table:style-name="ce7">
            <text:p>145451</text:p>
          </table:table-cell>
          <table:table-cell office:value-type="float" office:value="140587" table:style-name="ce7">
            <text:p>140587</text:p>
          </table:table-cell>
          <table:table-cell office:value-type="float" office:value="137147" table:style-name="ce8">
            <text:p>13714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float" office:value="202499" table:style-name="ce6">
            <text:p>202499</text:p>
          </table:table-cell>
          <table:table-cell office:value-type="float" office:value="190674" table:style-name="ce7">
            <text:p>190674</text:p>
          </table:table-cell>
          <table:table-cell office:value-type="float" office:value="88094" table:style-name="ce7">
            <text:p>88094</text:p>
          </table:table-cell>
          <table:table-cell office:value-type="float" office:value="14147" table:style-name="ce7">
            <text:p>14147</text:p>
          </table:table-cell>
          <table:table-cell office:value-type="float" office:value="183561" table:style-name="ce7">
            <text:p>183561</text:p>
          </table:table-cell>
          <table:table-cell office:value-type="float" office:value="184786" table:style-name="ce7">
            <text:p>184786</text:p>
          </table:table-cell>
          <table:table-cell office:value-type="float" office:value="174694" table:style-name="ce7">
            <text:p>174694</text:p>
          </table:table-cell>
          <table:table-cell office:value-type="float" office:value="100524" table:style-name="ce7">
            <text:p>100524</text:p>
          </table:table-cell>
          <table:table-cell office:value-type="float" office:value="9954" table:style-name="ce7">
            <text:p>9954</text:p>
          </table:table-cell>
          <table:table-cell office:value-type="float" office:value="165410" table:style-name="ce7">
            <text:p>165410</text:p>
          </table:table-cell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99617" table:style-name="ce6">
            <text:p>199617</text:p>
          </table:table-cell>
          <table:table-cell office:value-type="float" office:value="185815" table:style-name="ce7">
            <text:p>185815</text:p>
          </table:table-cell>
          <table:table-cell office:value-type="float" office:value="85847" table:style-name="ce7">
            <text:p>85847</text:p>
          </table:table-cell>
          <table:table-cell office:value-type="float" office:value="14702" table:style-name="ce7">
            <text:p>14702</text:p>
          </table:table-cell>
          <table:table-cell office:value-type="float" office:value="198177" table:style-name="ce7">
            <text:p>198177</text:p>
          </table:table-cell>
          <table:table-cell office:value-type="float" office:value="184158" table:style-name="ce7">
            <text:p>184158</text:p>
          </table:table-cell>
          <table:table-cell office:value-type="float" office:value="168394" table:style-name="ce7">
            <text:p>168394</text:p>
          </table:table-cell>
          <table:table-cell office:value-type="float" office:value="97213" table:style-name="ce7">
            <text:p>97213</text:p>
          </table:table-cell>
          <table:table-cell office:value-type="float" office:value="10041" table:style-name="ce7">
            <text:p>10041</text:p>
          </table:table-cell>
          <table:table-cell office:value-type="float" office:value="174211" table:style-name="ce7">
            <text:p>174211</text:p>
          </table:table-cell>
          <table:table-cell table:style-name="ce7"/>
          <table:table-cell table:style-name="ce8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192773" table:style-name="ce9">
            <text:p>192773</text:p>
          </table:table-cell>
          <table:table-cell office:value-type="float" office:value="184760" table:style-name="ce10">
            <text:p>184760</text:p>
          </table:table-cell>
          <table:table-cell office:value-type="float" office:value="87183" table:style-name="ce10">
            <text:p>87183</text:p>
          </table:table-cell>
          <table:table-cell office:value-type="float" office:value="13709" table:style-name="ce10">
            <text:p>13709</text:p>
          </table:table-cell>
          <table:table-cell office:value-type="float" office:value="184793" table:style-name="ce10">
            <text:p>184793</text:p>
          </table:table-cell>
          <table:table-cell office:value-type="float" office:value="175597" table:style-name="ce10">
            <text:p>175597</text:p>
          </table:table-cell>
          <table:table-cell office:value-type="float" office:value="161746" table:style-name="ce10">
            <text:p>161746</text:p>
          </table:table-cell>
          <table:table-cell office:value-type="float" office:value="92943" table:style-name="ce10">
            <text:p>92943</text:p>
          </table:table-cell>
          <table:table-cell office:value-type="float" office:value="13744" table:style-name="ce10">
            <text:p>13744</text:p>
          </table:table-cell>
          <table:table-cell office:value-type="float" office:value="169708" table:style-name="ce10">
            <text:p>169708</text:p>
          </table:table-cell>
          <table:table-cell table:style-name="ce10"/>
          <table:table-cell table:style-name="ce11"/>
          <table:table-cell table:number-columns-repeated="16371"/>
        </table:table-row>
        <table:table-row table:number-rows-repeated="1048553" table:style-name="ro1">
          <table:table-cell table:number-columns-repeated="16384"/>
        </table:table-row>
      </table:table>
      <table:table table:name="Table_End_point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User: Equipe 1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th: C:\Program Files (x86)\BMG\CLARIOstar\Equipe 18\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ID: 1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 Name: AT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ate: 25/05/202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: 11:05:5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1: ATP_IDH-R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uminescenc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Well</text:p>
          </table:table-cell>
          <table:table-cell office:value-type="string" table:style-name="ce13">
            <text:p>A01</text:p>
          </table:table-cell>
          <table:table-cell office:value-type="string" table:style-name="ce14">
            <text:p>A02</text:p>
          </table:table-cell>
          <table:table-cell office:value-type="string" table:style-name="ce14">
            <text:p>A03</text:p>
          </table:table-cell>
          <table:table-cell office:value-type="string" table:style-name="ce14">
            <text:p>A04</text:p>
          </table:table-cell>
          <table:table-cell office:value-type="string" table:style-name="ce14">
            <text:p>A05</text:p>
          </table:table-cell>
          <table:table-cell office:value-type="string" table:style-name="ce14">
            <text:p>A06</text:p>
          </table:table-cell>
          <table:table-cell office:value-type="string" table:style-name="ce14">
            <text:p>A07</text:p>
          </table:table-cell>
          <table:table-cell office:value-type="string" table:style-name="ce14">
            <text:p>A08</text:p>
          </table:table-cell>
          <table:table-cell office:value-type="string" table:style-name="ce14">
            <text:p>A09</text:p>
          </table:table-cell>
          <table:table-cell office:value-type="string" table:style-name="ce14">
            <text:p>A10</text:p>
          </table:table-cell>
          <table:table-cell office:value-type="string" table:style-name="ce14">
            <text:p>A11</text:p>
          </table:table-cell>
          <table:table-cell office:value-type="string" table:style-name="ce14">
            <text:p>A12</text:p>
          </table:table-cell>
          <table:table-cell office:value-type="string" table:style-name="ce14">
            <text:p>B01</text:p>
          </table:table-cell>
          <table:table-cell office:value-type="string" table:style-name="ce14">
            <text:p>B02</text:p>
          </table:table-cell>
          <table:table-cell office:value-type="string" table:style-name="ce14">
            <text:p>B03</text:p>
          </table:table-cell>
          <table:table-cell office:value-type="string" table:style-name="ce14">
            <text:p>B04</text:p>
          </table:table-cell>
          <table:table-cell office:value-type="string" table:style-name="ce14">
            <text:p>B05</text:p>
          </table:table-cell>
          <table:table-cell office:value-type="string" table:style-name="ce14">
            <text:p>B06</text:p>
          </table:table-cell>
          <table:table-cell office:value-type="string" table:style-name="ce14">
            <text:p>B07</text:p>
          </table:table-cell>
          <table:table-cell office:value-type="string" table:style-name="ce14">
            <text:p>B08</text:p>
          </table:table-cell>
          <table:table-cell office:value-type="string" table:style-name="ce14">
            <text:p>B09</text:p>
          </table:table-cell>
          <table:table-cell office:value-type="string" table:style-name="ce14">
            <text:p>B10</text:p>
          </table:table-cell>
          <table:table-cell office:value-type="string" table:style-name="ce14">
            <text:p>B11</text:p>
          </table:table-cell>
          <table:table-cell office:value-type="string" table:style-name="ce14">
            <text:p>B12</text:p>
          </table:table-cell>
          <table:table-cell office:value-type="string" table:style-name="ce14">
            <text:p>C01</text:p>
          </table:table-cell>
          <table:table-cell office:value-type="string" table:style-name="ce14">
            <text:p>C02</text:p>
          </table:table-cell>
          <table:table-cell office:value-type="string" table:style-name="ce14">
            <text:p>C03</text:p>
          </table:table-cell>
          <table:table-cell office:value-type="string" table:style-name="ce14">
            <text:p>C04</text:p>
          </table:table-cell>
          <table:table-cell office:value-type="string" table:style-name="ce14">
            <text:p>C05</text:p>
          </table:table-cell>
          <table:table-cell office:value-type="string" table:style-name="ce14">
            <text:p>C06</text:p>
          </table:table-cell>
          <table:table-cell office:value-type="string" table:style-name="ce14">
            <text:p>C07</text:p>
          </table:table-cell>
          <table:table-cell office:value-type="string" table:style-name="ce14">
            <text:p>C08</text:p>
          </table:table-cell>
          <table:table-cell office:value-type="string" table:style-name="ce14">
            <text:p>C09</text:p>
          </table:table-cell>
          <table:table-cell office:value-type="string" table:style-name="ce14">
            <text:p>C10</text:p>
          </table:table-cell>
          <table:table-cell office:value-type="string" table:style-name="ce14">
            <text:p>C11</text:p>
          </table:table-cell>
          <table:table-cell office:value-type="string" table:style-name="ce14">
            <text:p>C12</text:p>
          </table:table-cell>
          <table:table-cell office:value-type="string" table:style-name="ce14">
            <text:p>D01</text:p>
          </table:table-cell>
          <table:table-cell office:value-type="string" table:style-name="ce14">
            <text:p>D02</text:p>
          </table:table-cell>
          <table:table-cell office:value-type="string" table:style-name="ce14">
            <text:p>D03</text:p>
          </table:table-cell>
          <table:table-cell office:value-type="string" table:style-name="ce14">
            <text:p>D04</text:p>
          </table:table-cell>
          <table:table-cell office:value-type="string" table:style-name="ce14">
            <text:p>D05</text:p>
          </table:table-cell>
          <table:table-cell office:value-type="string" table:style-name="ce14">
            <text:p>D06</text:p>
          </table:table-cell>
          <table:table-cell office:value-type="string" table:style-name="ce14">
            <text:p>D07</text:p>
          </table:table-cell>
          <table:table-cell office:value-type="string" table:style-name="ce14">
            <text:p>D08</text:p>
          </table:table-cell>
          <table:table-cell office:value-type="string" table:style-name="ce14">
            <text:p>D09</text:p>
          </table:table-cell>
          <table:table-cell office:value-type="string" table:style-name="ce14">
            <text:p>D10</text:p>
          </table:table-cell>
          <table:table-cell office:value-type="string" table:style-name="ce14">
            <text:p>D11</text:p>
          </table:table-cell>
          <table:table-cell office:value-type="string" table:style-name="ce14">
            <text:p>D12</text:p>
          </table:table-cell>
          <table:table-cell office:value-type="string" table:style-name="ce14">
            <text:p>E01</text:p>
          </table:table-cell>
          <table:table-cell office:value-type="string" table:style-name="ce14">
            <text:p>E02</text:p>
          </table:table-cell>
          <table:table-cell office:value-type="string" table:style-name="ce14">
            <text:p>E03</text:p>
          </table:table-cell>
          <table:table-cell office:value-type="string" table:style-name="ce14">
            <text:p>E04</text:p>
          </table:table-cell>
          <table:table-cell office:value-type="string" table:style-name="ce14">
            <text:p>E05</text:p>
          </table:table-cell>
          <table:table-cell office:value-type="string" table:style-name="ce14">
            <text:p>E06</text:p>
          </table:table-cell>
          <table:table-cell office:value-type="string" table:style-name="ce14">
            <text:p>E07</text:p>
          </table:table-cell>
          <table:table-cell office:value-type="string" table:style-name="ce14">
            <text:p>E08</text:p>
          </table:table-cell>
          <table:table-cell office:value-type="string" table:style-name="ce14">
            <text:p>E09</text:p>
          </table:table-cell>
          <table:table-cell office:value-type="string" table:style-name="ce14">
            <text:p>E10</text:p>
          </table:table-cell>
          <table:table-cell office:value-type="string" table:style-name="ce14">
            <text:p>E11</text:p>
          </table:table-cell>
          <table:table-cell office:value-type="string" table:style-name="ce14">
            <text:p>E12</text:p>
          </table:table-cell>
          <table:table-cell office:value-type="string" table:style-name="ce14">
            <text:p>F01</text:p>
          </table:table-cell>
          <table:table-cell office:value-type="string" table:style-name="ce14">
            <text:p>F02</text:p>
          </table:table-cell>
          <table:table-cell office:value-type="string" table:style-name="ce14">
            <text:p>F03</text:p>
          </table:table-cell>
          <table:table-cell office:value-type="string" table:style-name="ce14">
            <text:p>F04</text:p>
          </table:table-cell>
          <table:table-cell office:value-type="string" table:style-name="ce14">
            <text:p>F05</text:p>
          </table:table-cell>
          <table:table-cell office:value-type="string" table:style-name="ce14">
            <text:p>F06</text:p>
          </table:table-cell>
          <table:table-cell office:value-type="string" table:style-name="ce14">
            <text:p>F07</text:p>
          </table:table-cell>
          <table:table-cell office:value-type="string" table:style-name="ce14">
            <text:p>F08</text:p>
          </table:table-cell>
          <table:table-cell office:value-type="string" table:style-name="ce14">
            <text:p>F09</text:p>
          </table:table-cell>
          <table:table-cell office:value-type="string" table:style-name="ce14">
            <text:p>F10</text:p>
          </table:table-cell>
          <table:table-cell office:value-type="string" table:style-name="ce14">
            <text:p>G01</text:p>
          </table:table-cell>
          <table:table-cell office:value-type="string" table:style-name="ce14">
            <text:p>G02</text:p>
          </table:table-cell>
          <table:table-cell office:value-type="string" table:style-name="ce14">
            <text:p>G03</text:p>
          </table:table-cell>
          <table:table-cell office:value-type="string" table:style-name="ce14">
            <text:p>G04</text:p>
          </table:table-cell>
          <table:table-cell office:value-type="string" table:style-name="ce14">
            <text:p>G05</text:p>
          </table:table-cell>
          <table:table-cell office:value-type="string" table:style-name="ce14">
            <text:p>G06</text:p>
          </table:table-cell>
          <table:table-cell office:value-type="string" table:style-name="ce14">
            <text:p>G07</text:p>
          </table:table-cell>
          <table:table-cell office:value-type="string" table:style-name="ce14">
            <text:p>G08</text:p>
          </table:table-cell>
          <table:table-cell office:value-type="string" table:style-name="ce14">
            <text:p>G09</text:p>
          </table:table-cell>
          <table:table-cell office:value-type="string" table:style-name="ce14">
            <text:p>G10</text:p>
          </table:table-cell>
          <table:table-cell office:value-type="string" table:style-name="ce14">
            <text:p>H01</text:p>
          </table:table-cell>
          <table:table-cell office:value-type="string" table:style-name="ce14">
            <text:p>H02</text:p>
          </table:table-cell>
          <table:table-cell office:value-type="string" table:style-name="ce14">
            <text:p>H03</text:p>
          </table:table-cell>
          <table:table-cell office:value-type="string" table:style-name="ce14">
            <text:p>H04</text:p>
          </table:table-cell>
          <table:table-cell office:value-type="string" table:style-name="ce14">
            <text:p>H05</text:p>
          </table:table-cell>
          <table:table-cell office:value-type="string" table:style-name="ce14">
            <text:p>H06</text:p>
          </table:table-cell>
          <table:table-cell office:value-type="string" table:style-name="ce14">
            <text:p>H07</text:p>
          </table:table-cell>
          <table:table-cell office:value-type="string" table:style-name="ce14">
            <text:p>H08</text:p>
          </table:table-cell>
          <table:table-cell office:value-type="string" table:style-name="ce14">
            <text:p>H09</text:p>
          </table:table-cell>
          <table:table-cell office:value-type="string" table:style-name="ce6">
            <text:p>H10</text:p>
          </table:table-cell>
          <table:table-cell table:number-columns-repeated="16293"/>
        </table:table-row>
        <table:table-row table:style-name="ro1">
          <table:table-cell office:value-type="string" table:style-name="ce15">
            <text:p>Content</text:p>
          </table:table-cell>
          <table:table-cell office:value-type="string" table:style-name="ce16">
            <text:p>Sample X1</text:p>
          </table:table-cell>
          <table:table-cell office:value-type="string" table:style-name="ce17">
            <text:p>Sample X2</text:p>
          </table:table-cell>
          <table:table-cell office:value-type="string" table:style-name="ce17">
            <text:p>Sample X3</text:p>
          </table:table-cell>
          <table:table-cell office:value-type="string" table:style-name="ce17">
            <text:p>Sample X4</text:p>
          </table:table-cell>
          <table:table-cell office:value-type="string" table:style-name="ce17">
            <text:p>Sample X5</text:p>
          </table:table-cell>
          <table:table-cell office:value-type="string" table:style-name="ce17">
            <text:p>Sample X6</text:p>
          </table:table-cell>
          <table:table-cell office:value-type="string" table:style-name="ce17">
            <text:p>Sample X7</text:p>
          </table:table-cell>
          <table:table-cell office:value-type="string" table:style-name="ce17">
            <text:p>Sample X8</text:p>
          </table:table-cell>
          <table:table-cell office:value-type="string" table:style-name="ce17">
            <text:p>Sample X9</text:p>
          </table:table-cell>
          <table:table-cell office:value-type="string" table:style-name="ce17">
            <text:p>Sample X10</text:p>
          </table:table-cell>
          <table:table-cell office:value-type="string" table:style-name="ce17">
            <text:p>Sample X11</text:p>
          </table:table-cell>
          <table:table-cell office:value-type="string" table:style-name="ce17">
            <text:p>Sample X12</text:p>
          </table:table-cell>
          <table:table-cell office:value-type="string" table:style-name="ce17">
            <text:p>Sample X13</text:p>
          </table:table-cell>
          <table:table-cell office:value-type="string" table:style-name="ce17">
            <text:p>Sample X14</text:p>
          </table:table-cell>
          <table:table-cell office:value-type="string" table:style-name="ce17">
            <text:p>Sample X15</text:p>
          </table:table-cell>
          <table:table-cell office:value-type="string" table:style-name="ce17">
            <text:p>Sample X16</text:p>
          </table:table-cell>
          <table:table-cell office:value-type="string" table:style-name="ce17">
            <text:p>Sample X17</text:p>
          </table:table-cell>
          <table:table-cell office:value-type="string" table:style-name="ce17">
            <text:p>Sample X18</text:p>
          </table:table-cell>
          <table:table-cell office:value-type="string" table:style-name="ce17">
            <text:p>Sample X19</text:p>
          </table:table-cell>
          <table:table-cell office:value-type="string" table:style-name="ce17">
            <text:p>Sample X20</text:p>
          </table:table-cell>
          <table:table-cell office:value-type="string" table:style-name="ce17">
            <text:p>Sample X21</text:p>
          </table:table-cell>
          <table:table-cell office:value-type="string" table:style-name="ce17">
            <text:p>Sample X22</text:p>
          </table:table-cell>
          <table:table-cell office:value-type="string" table:style-name="ce17">
            <text:p>Sample X23</text:p>
          </table:table-cell>
          <table:table-cell office:value-type="string" table:style-name="ce17">
            <text:p>Sample X24</text:p>
          </table:table-cell>
          <table:table-cell office:value-type="string" table:style-name="ce17">
            <text:p>Sample X25</text:p>
          </table:table-cell>
          <table:table-cell office:value-type="string" table:style-name="ce17">
            <text:p>Sample X26</text:p>
          </table:table-cell>
          <table:table-cell office:value-type="string" table:style-name="ce17">
            <text:p>Sample X27</text:p>
          </table:table-cell>
          <table:table-cell office:value-type="string" table:style-name="ce17">
            <text:p>Sample X28</text:p>
          </table:table-cell>
          <table:table-cell office:value-type="string" table:style-name="ce17">
            <text:p>Sample X29</text:p>
          </table:table-cell>
          <table:table-cell office:value-type="string" table:style-name="ce17">
            <text:p>Sample X30</text:p>
          </table:table-cell>
          <table:table-cell office:value-type="string" table:style-name="ce17">
            <text:p>Sample X31</text:p>
          </table:table-cell>
          <table:table-cell office:value-type="string" table:style-name="ce17">
            <text:p>Sample X32</text:p>
          </table:table-cell>
          <table:table-cell office:value-type="string" table:style-name="ce17">
            <text:p>Sample X33</text:p>
          </table:table-cell>
          <table:table-cell office:value-type="string" table:style-name="ce17">
            <text:p>Sample X34</text:p>
          </table:table-cell>
          <table:table-cell office:value-type="string" table:style-name="ce17">
            <text:p>Sample X35</text:p>
          </table:table-cell>
          <table:table-cell office:value-type="string" table:style-name="ce17">
            <text:p>Sample X36</text:p>
          </table:table-cell>
          <table:table-cell office:value-type="string" table:style-name="ce17">
            <text:p>Sample X37</text:p>
          </table:table-cell>
          <table:table-cell office:value-type="string" table:style-name="ce17">
            <text:p>Sample X38</text:p>
          </table:table-cell>
          <table:table-cell office:value-type="string" table:style-name="ce17">
            <text:p>Sample X39</text:p>
          </table:table-cell>
          <table:table-cell office:value-type="string" table:style-name="ce17">
            <text:p>Sample X40</text:p>
          </table:table-cell>
          <table:table-cell office:value-type="string" table:style-name="ce17">
            <text:p>Sample X41</text:p>
          </table:table-cell>
          <table:table-cell office:value-type="string" table:style-name="ce17">
            <text:p>Sample X42</text:p>
          </table:table-cell>
          <table:table-cell office:value-type="string" table:style-name="ce17">
            <text:p>Sample X43</text:p>
          </table:table-cell>
          <table:table-cell office:value-type="string" table:style-name="ce17">
            <text:p>Sample X44</text:p>
          </table:table-cell>
          <table:table-cell office:value-type="string" table:style-name="ce17">
            <text:p>Sample X45</text:p>
          </table:table-cell>
          <table:table-cell office:value-type="string" table:style-name="ce17">
            <text:p>Sample X46</text:p>
          </table:table-cell>
          <table:table-cell office:value-type="string" table:style-name="ce17">
            <text:p>Sample X47</text:p>
          </table:table-cell>
          <table:table-cell office:value-type="string" table:style-name="ce17">
            <text:p>Sample X48</text:p>
          </table:table-cell>
          <table:table-cell office:value-type="string" table:style-name="ce17">
            <text:p>Sample X49</text:p>
          </table:table-cell>
          <table:table-cell office:value-type="string" table:style-name="ce17">
            <text:p>Sample X50</text:p>
          </table:table-cell>
          <table:table-cell office:value-type="string" table:style-name="ce17">
            <text:p>Sample X51</text:p>
          </table:table-cell>
          <table:table-cell office:value-type="string" table:style-name="ce17">
            <text:p>Sample X52</text:p>
          </table:table-cell>
          <table:table-cell office:value-type="string" table:style-name="ce17">
            <text:p>Sample X53</text:p>
          </table:table-cell>
          <table:table-cell office:value-type="string" table:style-name="ce17">
            <text:p>Sample X54</text:p>
          </table:table-cell>
          <table:table-cell office:value-type="string" table:style-name="ce17">
            <text:p>Sample X55</text:p>
          </table:table-cell>
          <table:table-cell office:value-type="string" table:style-name="ce17">
            <text:p>Sample X56</text:p>
          </table:table-cell>
          <table:table-cell office:value-type="string" table:style-name="ce17">
            <text:p>Sample X57</text:p>
          </table:table-cell>
          <table:table-cell office:value-type="string" table:style-name="ce17">
            <text:p>Sample X58</text:p>
          </table:table-cell>
          <table:table-cell office:value-type="string" table:style-name="ce17">
            <text:p>Sample X59</text:p>
          </table:table-cell>
          <table:table-cell office:value-type="string" table:style-name="ce17">
            <text:p>Sample X60</text:p>
          </table:table-cell>
          <table:table-cell office:value-type="string" table:style-name="ce17">
            <text:p>Sample X61</text:p>
          </table:table-cell>
          <table:table-cell office:value-type="string" table:style-name="ce17">
            <text:p>Sample X64</text:p>
          </table:table-cell>
          <table:table-cell office:value-type="string" table:style-name="ce17">
            <text:p>Sample X67</text:p>
          </table:table-cell>
          <table:table-cell office:value-type="string" table:style-name="ce17">
            <text:p>Sample X70</text:p>
          </table:table-cell>
          <table:table-cell office:value-type="string" table:style-name="ce17">
            <text:p>Sample X73</text:p>
          </table:table-cell>
          <table:table-cell office:value-type="string" table:style-name="ce17">
            <text:p>Sample X76</text:p>
          </table:table-cell>
          <table:table-cell office:value-type="string" table:style-name="ce17">
            <text:p>Sample X79</text:p>
          </table:table-cell>
          <table:table-cell office:value-type="string" table:style-name="ce17">
            <text:p>Sample X82</text:p>
          </table:table-cell>
          <table:table-cell office:value-type="string" table:style-name="ce17">
            <text:p>Sample X85</text:p>
          </table:table-cell>
          <table:table-cell office:value-type="string" table:style-name="ce17">
            <text:p>Sample X88</text:p>
          </table:table-cell>
          <table:table-cell office:value-type="string" table:style-name="ce17">
            <text:p>Sample X62</text:p>
          </table:table-cell>
          <table:table-cell office:value-type="string" table:style-name="ce17">
            <text:p>Sample X65</text:p>
          </table:table-cell>
          <table:table-cell office:value-type="string" table:style-name="ce17">
            <text:p>Sample X68</text:p>
          </table:table-cell>
          <table:table-cell office:value-type="string" table:style-name="ce17">
            <text:p>Sample X71</text:p>
          </table:table-cell>
          <table:table-cell office:value-type="string" table:style-name="ce17">
            <text:p>Sample X74</text:p>
          </table:table-cell>
          <table:table-cell office:value-type="string" table:style-name="ce17">
            <text:p>Sample X77</text:p>
          </table:table-cell>
          <table:table-cell office:value-type="string" table:style-name="ce17">
            <text:p>Sample X80</text:p>
          </table:table-cell>
          <table:table-cell office:value-type="string" table:style-name="ce17">
            <text:p>Sample X83</text:p>
          </table:table-cell>
          <table:table-cell office:value-type="string" table:style-name="ce17">
            <text:p>Sample X86</text:p>
          </table:table-cell>
          <table:table-cell office:value-type="string" table:style-name="ce17">
            <text:p>Sample X89</text:p>
          </table:table-cell>
          <table:table-cell office:value-type="string" table:style-name="ce17">
            <text:p>Sample X63</text:p>
          </table:table-cell>
          <table:table-cell office:value-type="string" table:style-name="ce17">
            <text:p>Sample X66</text:p>
          </table:table-cell>
          <table:table-cell office:value-type="string" table:style-name="ce17">
            <text:p>Sample X69</text:p>
          </table:table-cell>
          <table:table-cell office:value-type="string" table:style-name="ce17">
            <text:p>Sample X72</text:p>
          </table:table-cell>
          <table:table-cell office:value-type="string" table:style-name="ce17">
            <text:p>Sample X75</text:p>
          </table:table-cell>
          <table:table-cell office:value-type="string" table:style-name="ce17">
            <text:p>Sample X78</text:p>
          </table:table-cell>
          <table:table-cell office:value-type="string" table:style-name="ce17">
            <text:p>Sample X81</text:p>
          </table:table-cell>
          <table:table-cell office:value-type="string" table:style-name="ce17">
            <text:p>Sample X84</text:p>
          </table:table-cell>
          <table:table-cell office:value-type="string" table:style-name="ce17">
            <text:p>Sample X87</text:p>
          </table:table-cell>
          <table:table-cell office:value-type="string" table:style-name="ce18">
            <text:p>Sample X90</text:p>
          </table:table-cell>
          <table:table-cell table:number-columns-repeated="16293"/>
        </table:table-row>
        <table:table-row table:style-name="ro2">
          <table:table-cell office:value-type="string" table:style-name="ce12">
            <text:p>Raw Data (No filter)</text:p>
          </table:table-cell>
          <table:table-cell office:value-type="float" office:value="97031" table:style-name="ce13">
            <text:p>97031</text:p>
          </table:table-cell>
          <table:table-cell office:value-type="float" office:value="98953" table:style-name="ce14">
            <text:p>98953</text:p>
          </table:table-cell>
          <table:table-cell office:value-type="float" office:value="97689" table:style-name="ce14">
            <text:p>97689</text:p>
          </table:table-cell>
          <table:table-cell office:value-type="float" office:value="59940" table:style-name="ce14">
            <text:p>59940</text:p>
          </table:table-cell>
          <table:table-cell office:value-type="float" office:value="57578" table:style-name="ce14">
            <text:p>57578</text:p>
          </table:table-cell>
          <table:table-cell office:value-type="float" office:value="58420" table:style-name="ce14">
            <text:p>58420</text:p>
          </table:table-cell>
          <table:table-cell office:value-type="float" office:value="67997" table:style-name="ce14">
            <text:p>67997</text:p>
          </table:table-cell>
          <table:table-cell office:value-type="float" office:value="69204" table:style-name="ce14">
            <text:p>69204</text:p>
          </table:table-cell>
          <table:table-cell office:value-type="float" office:value="69696" table:style-name="ce14">
            <text:p>69696</text:p>
          </table:table-cell>
          <table:table-cell office:value-type="float" office:value="144259" table:style-name="ce14">
            <text:p>144259</text:p>
          </table:table-cell>
          <table:table-cell office:value-type="float" office:value="142171" table:style-name="ce14">
            <text:p>142171</text:p>
          </table:table-cell>
          <table:table-cell office:value-type="float" office:value="139472" table:style-name="ce14">
            <text:p>139472</text:p>
          </table:table-cell>
          <table:table-cell office:value-type="float" office:value="80986" table:style-name="ce14">
            <text:p>80986</text:p>
          </table:table-cell>
          <table:table-cell office:value-type="float" office:value="84313" table:style-name="ce14">
            <text:p>84313</text:p>
          </table:table-cell>
          <table:table-cell office:value-type="float" office:value="83782" table:style-name="ce14">
            <text:p>83782</text:p>
          </table:table-cell>
          <table:table-cell office:value-type="float" office:value="44180" table:style-name="ce14">
            <text:p>44180</text:p>
          </table:table-cell>
          <table:table-cell office:value-type="float" office:value="44842" table:style-name="ce14">
            <text:p>44842</text:p>
          </table:table-cell>
          <table:table-cell office:value-type="float" office:value="45108" table:style-name="ce14">
            <text:p>45108</text:p>
          </table:table-cell>
          <table:table-cell office:value-type="float" office:value="65099" table:style-name="ce14">
            <text:p>65099</text:p>
          </table:table-cell>
          <table:table-cell office:value-type="float" office:value="67983" table:style-name="ce14">
            <text:p>67983</text:p>
          </table:table-cell>
          <table:table-cell office:value-type="float" office:value="68747" table:style-name="ce14">
            <text:p>68747</text:p>
          </table:table-cell>
          <table:table-cell office:value-type="float" office:value="134089" table:style-name="ce14">
            <text:p>134089</text:p>
          </table:table-cell>
          <table:table-cell office:value-type="float" office:value="133513" table:style-name="ce14">
            <text:p>133513</text:p>
          </table:table-cell>
          <table:table-cell office:value-type="float" office:value="132878" table:style-name="ce14">
            <text:p>132878</text:p>
          </table:table-cell>
          <table:table-cell office:value-type="float" office:value="62016" table:style-name="ce14">
            <text:p>62016</text:p>
          </table:table-cell>
          <table:table-cell office:value-type="float" office:value="59528" table:style-name="ce14">
            <text:p>59528</text:p>
          </table:table-cell>
          <table:table-cell office:value-type="float" office:value="60366" table:style-name="ce14">
            <text:p>60366</text:p>
          </table:table-cell>
          <table:table-cell office:value-type="float" office:value="24897" table:style-name="ce14">
            <text:p>24897</text:p>
          </table:table-cell>
          <table:table-cell office:value-type="float" office:value="25566" table:style-name="ce14">
            <text:p>25566</text:p>
          </table:table-cell>
          <table:table-cell office:value-type="float" office:value="27001" table:style-name="ce14">
            <text:p>27001</text:p>
          </table:table-cell>
          <table:table-cell office:value-type="float" office:value="36297" table:style-name="ce14">
            <text:p>36297</text:p>
          </table:table-cell>
          <table:table-cell office:value-type="float" office:value="35703" table:style-name="ce14">
            <text:p>35703</text:p>
          </table:table-cell>
          <table:table-cell office:value-type="float" office:value="36321" table:style-name="ce14">
            <text:p>36321</text:p>
          </table:table-cell>
          <table:table-cell office:value-type="float" office:value="74799" table:style-name="ce14">
            <text:p>74799</text:p>
          </table:table-cell>
          <table:table-cell office:value-type="float" office:value="71032" table:style-name="ce14">
            <text:p>71032</text:p>
          </table:table-cell>
          <table:table-cell office:value-type="float" office:value="73847" table:style-name="ce14">
            <text:p>73847</text:p>
          </table:table-cell>
          <table:table-cell office:value-type="float" office:value="4383" table:style-name="ce14">
            <text:p>4383</text:p>
          </table:table-cell>
          <table:table-cell office:value-type="float" office:value="3496" table:style-name="ce14">
            <text:p>3496</text:p>
          </table:table-cell>
          <table:table-cell office:value-type="float" office:value="4105" table:style-name="ce14">
            <text:p>4105</text:p>
          </table:table-cell>
          <table:table-cell office:value-type="float" office:value="2383" table:style-name="ce14">
            <text:p>2383</text:p>
          </table:table-cell>
          <table:table-cell office:value-type="float" office:value="2510" table:style-name="ce14">
            <text:p>2510</text:p>
          </table:table-cell>
          <table:table-cell office:value-type="float" office:value="2855" table:style-name="ce14">
            <text:p>2855</text:p>
          </table:table-cell>
          <table:table-cell office:value-type="float" office:value="4772" table:style-name="ce14">
            <text:p>4772</text:p>
          </table:table-cell>
          <table:table-cell office:value-type="float" office:value="4926" table:style-name="ce14">
            <text:p>4926</text:p>
          </table:table-cell>
          <table:table-cell office:value-type="float" office:value="4947" table:style-name="ce14">
            <text:p>4947</text:p>
          </table:table-cell>
          <table:table-cell office:value-type="float" office:value="11609" table:style-name="ce14">
            <text:p>11609</text:p>
          </table:table-cell>
          <table:table-cell office:value-type="float" office:value="11251" table:style-name="ce14">
            <text:p>11251</text:p>
          </table:table-cell>
          <table:table-cell office:value-type="float" office:value="12825" table:style-name="ce14">
            <text:p>12825</text:p>
          </table:table-cell>
          <table:table-cell office:value-type="float" office:value="85644" table:style-name="ce14">
            <text:p>85644</text:p>
          </table:table-cell>
          <table:table-cell office:value-type="float" office:value="84993" table:style-name="ce14">
            <text:p>84993</text:p>
          </table:table-cell>
          <table:table-cell office:value-type="float" office:value="85764" table:style-name="ce14">
            <text:p>85764</text:p>
          </table:table-cell>
          <table:table-cell office:value-type="float" office:value="50374" table:style-name="ce14">
            <text:p>50374</text:p>
          </table:table-cell>
          <table:table-cell office:value-type="float" office:value="50345" table:style-name="ce14">
            <text:p>50345</text:p>
          </table:table-cell>
          <table:table-cell office:value-type="float" office:value="49187" table:style-name="ce14">
            <text:p>49187</text:p>
          </table:table-cell>
          <table:table-cell office:value-type="float" office:value="69516" table:style-name="ce14">
            <text:p>69516</text:p>
          </table:table-cell>
          <table:table-cell office:value-type="float" office:value="67723" table:style-name="ce14">
            <text:p>67723</text:p>
          </table:table-cell>
          <table:table-cell office:value-type="float" office:value="53159" table:style-name="ce14">
            <text:p>53159</text:p>
          </table:table-cell>
          <table:table-cell office:value-type="float" office:value="145451" table:style-name="ce14">
            <text:p>145451</text:p>
          </table:table-cell>
          <table:table-cell office:value-type="float" office:value="140587" table:style-name="ce14">
            <text:p>140587</text:p>
          </table:table-cell>
          <table:table-cell office:value-type="float" office:value="137147" table:style-name="ce14">
            <text:p>137147</text:p>
          </table:table-cell>
          <table:table-cell office:value-type="float" office:value="202499" table:style-name="ce14">
            <text:p>202499</text:p>
          </table:table-cell>
          <table:table-cell office:value-type="float" office:value="190674" table:style-name="ce14">
            <text:p>190674</text:p>
          </table:table-cell>
          <table:table-cell office:value-type="float" office:value="88094" table:style-name="ce14">
            <text:p>88094</text:p>
          </table:table-cell>
          <table:table-cell office:value-type="float" office:value="14147" table:style-name="ce14">
            <text:p>14147</text:p>
          </table:table-cell>
          <table:table-cell office:value-type="float" office:value="183561" table:style-name="ce14">
            <text:p>183561</text:p>
          </table:table-cell>
          <table:table-cell office:value-type="float" office:value="184786" table:style-name="ce14">
            <text:p>184786</text:p>
          </table:table-cell>
          <table:table-cell office:value-type="float" office:value="174694" table:style-name="ce14">
            <text:p>174694</text:p>
          </table:table-cell>
          <table:table-cell office:value-type="float" office:value="100524" table:style-name="ce14">
            <text:p>100524</text:p>
          </table:table-cell>
          <table:table-cell office:value-type="float" office:value="9954" table:style-name="ce14">
            <text:p>9954</text:p>
          </table:table-cell>
          <table:table-cell office:value-type="float" office:value="165410" table:style-name="ce14">
            <text:p>165410</text:p>
          </table:table-cell>
          <table:table-cell office:value-type="float" office:value="199617" table:style-name="ce14">
            <text:p>199617</text:p>
          </table:table-cell>
          <table:table-cell office:value-type="float" office:value="185815" table:style-name="ce14">
            <text:p>185815</text:p>
          </table:table-cell>
          <table:table-cell office:value-type="float" office:value="85847" table:style-name="ce14">
            <text:p>85847</text:p>
          </table:table-cell>
          <table:table-cell office:value-type="float" office:value="14702" table:style-name="ce14">
            <text:p>14702</text:p>
          </table:table-cell>
          <table:table-cell office:value-type="float" office:value="198177" table:style-name="ce14">
            <text:p>198177</text:p>
          </table:table-cell>
          <table:table-cell office:value-type="float" office:value="184158" table:style-name="ce14">
            <text:p>184158</text:p>
          </table:table-cell>
          <table:table-cell office:value-type="float" office:value="168394" table:style-name="ce14">
            <text:p>168394</text:p>
          </table:table-cell>
          <table:table-cell office:value-type="float" office:value="97213" table:style-name="ce14">
            <text:p>97213</text:p>
          </table:table-cell>
          <table:table-cell office:value-type="float" office:value="10041" table:style-name="ce14">
            <text:p>10041</text:p>
          </table:table-cell>
          <table:table-cell office:value-type="float" office:value="174211" table:style-name="ce14">
            <text:p>174211</text:p>
          </table:table-cell>
          <table:table-cell office:value-type="float" office:value="192773" table:style-name="ce14">
            <text:p>192773</text:p>
          </table:table-cell>
          <table:table-cell office:value-type="float" office:value="184760" table:style-name="ce14">
            <text:p>184760</text:p>
          </table:table-cell>
          <table:table-cell office:value-type="float" office:value="87183" table:style-name="ce14">
            <text:p>87183</text:p>
          </table:table-cell>
          <table:table-cell office:value-type="float" office:value="13709" table:style-name="ce14">
            <text:p>13709</text:p>
          </table:table-cell>
          <table:table-cell office:value-type="float" office:value="184793" table:style-name="ce14">
            <text:p>184793</text:p>
          </table:table-cell>
          <table:table-cell office:value-type="float" office:value="175597" table:style-name="ce14">
            <text:p>175597</text:p>
          </table:table-cell>
          <table:table-cell office:value-type="float" office:value="161746" table:style-name="ce14">
            <text:p>161746</text:p>
          </table:table-cell>
          <table:table-cell office:value-type="float" office:value="92943" table:style-name="ce14">
            <text:p>92943</text:p>
          </table:table-cell>
          <table:table-cell office:value-type="float" office:value="13744" table:style-name="ce14">
            <text:p>13744</text:p>
          </table:table-cell>
          <table:table-cell office:value-type="float" office:value="169708" table:style-name="ce6">
            <text:p>169708</text:p>
          </table:table-cell>
          <table:table-cell table:number-columns-repeated="16293"/>
        </table:table-row>
        <table:table-row table:number-rows-repeated="1048563" table:style-name="ro1">
          <table:table-cell table:number-columns-repeated="16384"/>
        </table:table-row>
      </table:table>
      <table:table table:name="ATP-R2_Molm13-K562" table:style-name="ta1">
        <table:table-column table:style-name="co3" table:number-columns-repeated="27" table:default-cell-style-name="ce1"/>
        <table:table-column table:style-name="co2" table:number-columns-repeated="1635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Raw Data (No filter)</text:p>
          </table:table-cell>
          <table:table-cell table:number-columns-repeated="13" table:style-name="ce1"/>
          <table:table-cell office:value-type="string" table:style-name="ce1">
            <text:p>Plan de plaque</text:p>
          </table:table-cell>
          <table:table-cell table:number-columns-repeated="16368" table:style-name="ce1"/>
        </table:table-row>
        <table:table-row table:style-name="ro3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57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97031" table:style-name="ce3">
            <text:p>97031</text:p>
          </table:table-cell>
          <table:table-cell office:value-type="float" office:value="98953" table:style-name="ce4">
            <text:p>98953</text:p>
          </table:table-cell>
          <table:table-cell office:value-type="float" office:value="97689" table:style-name="ce5">
            <text:p>97689</text:p>
          </table:table-cell>
          <table:table-cell office:value-type="float" office:value="59940" table:style-name="ce3">
            <text:p>59940</text:p>
          </table:table-cell>
          <table:table-cell office:value-type="float" office:value="57578" table:style-name="ce4">
            <text:p>57578</text:p>
          </table:table-cell>
          <table:table-cell office:value-type="float" office:value="58420" table:style-name="ce5">
            <text:p>58420</text:p>
          </table:table-cell>
          <table:table-cell office:value-type="float" office:value="67997" table:style-name="ce3">
            <text:p>67997</text:p>
          </table:table-cell>
          <table:table-cell office:value-type="float" office:value="69204" table:style-name="ce4">
            <text:p>69204</text:p>
          </table:table-cell>
          <table:table-cell office:value-type="float" office:value="69696" table:style-name="ce5">
            <text:p>69696</text:p>
          </table:table-cell>
          <table:table-cell office:value-type="float" office:value="144259" table:style-name="ce3">
            <text:p>144259</text:p>
          </table:table-cell>
          <table:table-cell office:value-type="float" office:value="142171" table:style-name="ce4">
            <text:p>142171</text:p>
          </table:table-cell>
          <table:table-cell office:value-type="float" office:value="139472" table:style-name="ce5">
            <text:p>139472</text:p>
          </table:table-cell>
          <table:table-cell table:style-name="ce1"/>
          <table:table-cell office:value-type="string" table:style-name="ce2">
            <text:p>A</text:p>
          </table:table-cell>
          <table:table-cell office:value-type="string" table:number-columns-spanned="3" table:number-rows-spanned="1" table:style-name="ce43">
            <text:p>MOLM13 wt PBS</text:p>
          </table:table-cell>
          <table:covered-table-cell table:number-columns-repeated="2"/>
          <table:table-cell office:value-type="string" table:number-columns-spanned="3" table:number-rows-spanned="1" table:style-name="ce44">
            <text:p>MOLM13 #108 PBS</text:p>
          </table:table-cell>
          <table:covered-table-cell table:number-columns-repeated="2"/>
          <table:table-cell office:value-type="string" table:number-columns-spanned="3" table:number-rows-spanned="1" table:style-name="ce45">
            <text:p>MOLM13 #115 PBS</text:p>
          </table:table-cell>
          <table:covered-table-cell table:number-columns-repeated="2"/>
          <table:table-cell office:value-type="string" table:number-columns-spanned="3" table:number-rows-spanned="1" table:style-name="ce46">
            <text:p>K562 wt PBS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80986" table:style-name="ce6">
            <text:p>80986</text:p>
          </table:table-cell>
          <table:table-cell office:value-type="float" office:value="84313" table:style-name="ce7">
            <text:p>84313</text:p>
          </table:table-cell>
          <table:table-cell office:value-type="float" office:value="83782" table:style-name="ce8">
            <text:p>83782</text:p>
          </table:table-cell>
          <table:table-cell office:value-type="float" office:value="44180" table:style-name="ce6">
            <text:p>44180</text:p>
          </table:table-cell>
          <table:table-cell office:value-type="float" office:value="44842" table:style-name="ce7">
            <text:p>44842</text:p>
          </table:table-cell>
          <table:table-cell office:value-type="float" office:value="45108" table:style-name="ce8">
            <text:p>45108</text:p>
          </table:table-cell>
          <table:table-cell office:value-type="float" office:value="65099" table:style-name="ce6">
            <text:p>65099</text:p>
          </table:table-cell>
          <table:table-cell office:value-type="float" office:value="67983" table:style-name="ce7">
            <text:p>67983</text:p>
          </table:table-cell>
          <table:table-cell office:value-type="float" office:value="68747" table:style-name="ce8">
            <text:p>68747</text:p>
          </table:table-cell>
          <table:table-cell office:value-type="float" office:value="134089" table:style-name="ce6">
            <text:p>134089</text:p>
          </table:table-cell>
          <table:table-cell office:value-type="float" office:value="133513" table:style-name="ce7">
            <text:p>133513</text:p>
          </table:table-cell>
          <table:table-cell office:value-type="float" office:value="132878" table:style-name="ce8">
            <text:p>132878</text:p>
          </table:table-cell>
          <table:table-cell table:style-name="ce1"/>
          <table:table-cell office:value-type="string" table:style-name="ce2">
            <text:p>B</text:p>
          </table:table-cell>
          <table:table-cell office:value-type="string" table:number-columns-spanned="3" table:number-rows-spanned="1" table:style-name="ce47">
            <text:p>MOLM13 wt OAA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OAA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OAA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OAA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62016" table:style-name="ce6">
            <text:p>62016</text:p>
          </table:table-cell>
          <table:table-cell office:value-type="float" office:value="59528" table:style-name="ce7">
            <text:p>59528</text:p>
          </table:table-cell>
          <table:table-cell office:value-type="float" office:value="60366" table:style-name="ce8">
            <text:p>60366</text:p>
          </table:table-cell>
          <table:table-cell office:value-type="float" office:value="24897" table:style-name="ce6">
            <text:p>24897</text:p>
          </table:table-cell>
          <table:table-cell office:value-type="float" office:value="25566" table:style-name="ce7">
            <text:p>25566</text:p>
          </table:table-cell>
          <table:table-cell office:value-type="float" office:value="27001" table:style-name="ce8">
            <text:p>27001</text:p>
          </table:table-cell>
          <table:table-cell office:value-type="float" office:value="36297" table:style-name="ce6">
            <text:p>36297</text:p>
          </table:table-cell>
          <table:table-cell office:value-type="float" office:value="35703" table:style-name="ce7">
            <text:p>35703</text:p>
          </table:table-cell>
          <table:table-cell office:value-type="float" office:value="36321" table:style-name="ce8">
            <text:p>36321</text:p>
          </table:table-cell>
          <table:table-cell office:value-type="float" office:value="74799" table:style-name="ce6">
            <text:p>74799</text:p>
          </table:table-cell>
          <table:table-cell office:value-type="float" office:value="71032" table:style-name="ce7">
            <text:p>71032</text:p>
          </table:table-cell>
          <table:table-cell office:value-type="float" office:value="73847" table:style-name="ce8">
            <text:p>73847</text:p>
          </table:table-cell>
          <table:table-cell table:style-name="ce1"/>
          <table:table-cell office:value-type="string" table:style-name="ce2">
            <text:p>C</text:p>
          </table:table-cell>
          <table:table-cell office:value-type="string" table:number-columns-spanned="3" table:number-rows-spanned="1" table:style-name="ce47">
            <text:p>MOLM13 wt Iodo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Iodo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Iodo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Iodo</text:p>
          </table:table-cell>
          <table:covered-table-cell table:number-columns-repeated="2"/>
          <table:table-cell table:number-columns-repeated="16357"/>
        </table:table-row>
        <table:table-row table:style-name="ro1">
          <table:table-cell office:value-type="string" table:style-name="ce2">
            <text:p>D</text:p>
          </table:table-cell>
          <table:table-cell office:value-type="float" office:value="4383" table:style-name="ce6">
            <text:p>4383</text:p>
          </table:table-cell>
          <table:table-cell office:value-type="float" office:value="3496" table:style-name="ce7">
            <text:p>3496</text:p>
          </table:table-cell>
          <table:table-cell office:value-type="float" office:value="4105" table:style-name="ce8">
            <text:p>4105</text:p>
          </table:table-cell>
          <table:table-cell office:value-type="float" office:value="2383" table:style-name="ce6">
            <text:p>2383</text:p>
          </table:table-cell>
          <table:table-cell office:value-type="float" office:value="2510" table:style-name="ce7">
            <text:p>2510</text:p>
          </table:table-cell>
          <table:table-cell office:value-type="float" office:value="2855" table:style-name="ce8">
            <text:p>2855</text:p>
          </table:table-cell>
          <table:table-cell office:value-type="float" office:value="4772" table:style-name="ce6">
            <text:p>4772</text:p>
          </table:table-cell>
          <table:table-cell office:value-type="float" office:value="4926" table:style-name="ce7">
            <text:p>4926</text:p>
          </table:table-cell>
          <table:table-cell office:value-type="float" office:value="4947" table:style-name="ce8">
            <text:p>4947</text:p>
          </table:table-cell>
          <table:table-cell office:value-type="float" office:value="11609" table:style-name="ce6">
            <text:p>11609</text:p>
          </table:table-cell>
          <table:table-cell office:value-type="float" office:value="11251" table:style-name="ce7">
            <text:p>11251</text:p>
          </table:table-cell>
          <table:table-cell office:value-type="float" office:value="12825" table:style-name="ce8">
            <text:p>12825</text:p>
          </table:table-cell>
          <table:table-cell table:style-name="ce1"/>
          <table:table-cell office:value-type="string" table:style-name="ce2">
            <text:p>D</text:p>
          </table:table-cell>
          <table:table-cell office:value-type="string" table:number-columns-spanned="3" table:number-rows-spanned="1" table:style-name="ce47">
            <text:p>MOLM13 wt Combo</text:p>
          </table:table-cell>
          <table:covered-table-cell table:number-columns-repeated="2"/>
          <table:table-cell office:value-type="string" table:number-columns-spanned="3" table:number-rows-spanned="1" table:style-name="ce48">
            <text:p>MOLM13 #108 Combo</text:p>
          </table:table-cell>
          <table:covered-table-cell table:number-columns-repeated="2"/>
          <table:table-cell office:value-type="string" table:number-columns-spanned="3" table:number-rows-spanned="1" table:style-name="ce49">
            <text:p>MOLM13 #115 Combo</text:p>
          </table:table-cell>
          <table:covered-table-cell table:number-columns-repeated="2"/>
          <table:table-cell office:value-type="string" table:number-columns-spanned="3" table:number-rows-spanned="1" table:style-name="ce50">
            <text:p>K562 wt Combo</text:p>
          </table:table-cell>
          <table:covered-table-cell table:number-columns-repeated="2"/>
          <table:table-cell table:number-columns-repeated="16357"/>
        </table:table-row>
        <table:table-row table:style-name="ro3">
          <table:table-cell office:value-type="string" table:style-name="ce2">
            <text:p>E</text:p>
          </table:table-cell>
          <table:table-cell office:value-type="float" office:value="85644" table:style-name="ce9">
            <text:p>85644</text:p>
          </table:table-cell>
          <table:table-cell office:value-type="float" office:value="84993" table:style-name="ce10">
            <text:p>84993</text:p>
          </table:table-cell>
          <table:table-cell office:value-type="float" office:value="85764" table:style-name="ce11">
            <text:p>85764</text:p>
          </table:table-cell>
          <table:table-cell office:value-type="float" office:value="50374" table:style-name="ce9">
            <text:p>50374</text:p>
          </table:table-cell>
          <table:table-cell office:value-type="float" office:value="50345" table:style-name="ce10">
            <text:p>50345</text:p>
          </table:table-cell>
          <table:table-cell office:value-type="float" office:value="49187" table:style-name="ce11">
            <text:p>49187</text:p>
          </table:table-cell>
          <table:table-cell office:value-type="float" office:value="69516" table:style-name="ce9">
            <text:p>69516</text:p>
          </table:table-cell>
          <table:table-cell office:value-type="float" office:value="67723" table:style-name="ce10">
            <text:p>67723</text:p>
          </table:table-cell>
          <table:table-cell office:value-type="float" office:value="53159" table:style-name="ce11">
            <text:p>53159</text:p>
          </table:table-cell>
          <table:table-cell office:value-type="float" office:value="145451" table:style-name="ce9">
            <text:p>145451</text:p>
          </table:table-cell>
          <table:table-cell office:value-type="float" office:value="140587" table:style-name="ce10">
            <text:p>140587</text:p>
          </table:table-cell>
          <table:table-cell office:value-type="float" office:value="137147" table:style-name="ce11">
            <text:p>137147</text:p>
          </table:table-cell>
          <table:table-cell table:style-name="ce1"/>
          <table:table-cell office:value-type="string" table:style-name="ce2">
            <text:p>E</text:p>
          </table:table-cell>
          <table:table-cell office:value-type="string" table:number-columns-spanned="3" table:number-rows-spanned="1" table:style-name="ce51">
            <text:p>MOLM13 wt FCCP</text:p>
          </table:table-cell>
          <table:covered-table-cell table:number-columns-repeated="2"/>
          <table:table-cell office:value-type="string" table:number-columns-spanned="3" table:number-rows-spanned="1" table:style-name="ce52">
            <text:p>MOLM13 #108 FCCP</text:p>
          </table:table-cell>
          <table:covered-table-cell table:number-columns-repeated="2"/>
          <table:table-cell office:value-type="string" table:number-columns-spanned="3" table:number-rows-spanned="1" table:style-name="ce53">
            <text:p>MOLM13 #115 FCCP</text:p>
          </table:table-cell>
          <table:covered-table-cell table:number-columns-repeated="2"/>
          <table:table-cell office:value-type="string" table:number-columns-spanned="3" table:number-rows-spanned="1" table:style-name="ce54">
            <text:p>K562 wt FCCP</text:p>
          </table:table-cell>
          <table:covered-table-cell table:number-columns-repeated="2"/>
          <table:table-cell table:number-columns-repeated="16357"/>
        </table:table-row>
        <table:table-row table:style-name="ro3">
          <table:table-cell office:value-type="string" table:style-name="ce2">
            <text:p>F</text:p>
          </table:table-cell>
          <table:table-cell office:value-type="float" office:value="202499" table:style-name="ce3">
            <text:p>202499</text:p>
          </table:table-cell>
          <table:table-cell office:value-type="float" office:value="190674" table:style-name="ce4">
            <text:p>190674</text:p>
          </table:table-cell>
          <table:table-cell office:value-type="float" office:value="88094" table:style-name="ce4">
            <text:p>88094</text:p>
          </table:table-cell>
          <table:table-cell office:value-type="float" office:value="14147" table:style-name="ce4">
            <text:p>14147</text:p>
          </table:table-cell>
          <table:table-cell office:value-type="float" office:value="183561" table:style-name="ce5">
            <text:p>183561</text:p>
          </table:table-cell>
          <table:table-cell office:value-type="float" office:value="184786" table:style-name="ce3">
            <text:p>184786</text:p>
          </table:table-cell>
          <table:table-cell office:value-type="float" office:value="174694" table:style-name="ce4">
            <text:p>174694</text:p>
          </table:table-cell>
          <table:table-cell office:value-type="float" office:value="100524" table:style-name="ce4">
            <text:p>100524</text:p>
          </table:table-cell>
          <table:table-cell office:value-type="float" office:value="9954" table:style-name="ce4">
            <text:p>9954</text:p>
          </table:table-cell>
          <table:table-cell office:value-type="float" office:value="165410" table:style-name="ce5">
            <text:p>165410</text:p>
          </table:table-cell>
          <table:table-cell table:style-name="ce7"/>
          <table:table-cell table:style-name="ce8"/>
          <table:table-cell table:style-name="ce1"/>
          <table:table-cell office:value-type="string" table:style-name="ce2">
            <text:p>F</text:p>
          </table:table-cell>
          <table:table-cell office:value-type="string" table:number-columns-spanned="1" table:number-rows-spanned="3" table:style-name="ce55">
            <text:p>K562 #111 PBS</text:p>
          </table:table-cell>
          <table:table-cell office:value-type="string" table:number-columns-spanned="1" table:number-rows-spanned="3" table:style-name="ce56">
            <text:p>K562 #111 OAA</text:p>
          </table:table-cell>
          <table:table-cell office:value-type="string" table:number-columns-spanned="1" table:number-rows-spanned="3" table:style-name="ce56">
            <text:p>K562 #111 Iodo</text:p>
          </table:table-cell>
          <table:table-cell office:value-type="string" table:number-columns-spanned="1" table:number-rows-spanned="3" table:style-name="ce56">
            <text:p>K562 #111 Combo</text:p>
          </table:table-cell>
          <table:table-cell office:value-type="string" table:number-columns-spanned="1" table:number-rows-spanned="3" table:style-name="ce56">
            <text:p>K562 #111 FCCP</text:p>
          </table:table-cell>
          <table:table-cell office:value-type="string" table:number-columns-spanned="1" table:number-rows-spanned="3" table:style-name="ce57">
            <text:p>K562 #119 PBS</text:p>
          </table:table-cell>
          <table:table-cell office:value-type="string" table:number-columns-spanned="1" table:number-rows-spanned="3" table:style-name="ce57">
            <text:p>K562 #119 OAA</text:p>
          </table:table-cell>
          <table:table-cell office:value-type="string" table:number-columns-spanned="1" table:number-rows-spanned="3" table:style-name="ce57">
            <text:p>K562 #119 Iodo</text:p>
          </table:table-cell>
          <table:table-cell office:value-type="string" table:number-columns-spanned="1" table:number-rows-spanned="3" table:style-name="ce57">
            <text:p>K562 #119 Combo</text:p>
          </table:table-cell>
          <table:table-cell office:value-type="string" table:number-columns-spanned="1" table:number-rows-spanned="3" table:style-name="ce58">
            <text:p>K562 #119 FCCP</text:p>
          </table:table-cell>
          <table:table-cell table:style-name="ce19"/>
          <table:table-cell table:style-name="ce20"/>
          <table:table-cell table:number-columns-repeated="16357"/>
        </table:table-row>
        <table:table-row table:style-name="ro3">
          <table:table-cell office:value-type="string" table:style-name="ce2">
            <text:p>G</text:p>
          </table:table-cell>
          <table:table-cell office:value-type="float" office:value="199617" table:style-name="ce6">
            <text:p>199617</text:p>
          </table:table-cell>
          <table:table-cell office:value-type="float" office:value="185815" table:style-name="ce7">
            <text:p>185815</text:p>
          </table:table-cell>
          <table:table-cell office:value-type="float" office:value="85847" table:style-name="ce7">
            <text:p>85847</text:p>
          </table:table-cell>
          <table:table-cell office:value-type="float" office:value="14702" table:style-name="ce7">
            <text:p>14702</text:p>
          </table:table-cell>
          <table:table-cell office:value-type="float" office:value="198177" table:style-name="ce8">
            <text:p>198177</text:p>
          </table:table-cell>
          <table:table-cell office:value-type="float" office:value="184158" table:style-name="ce6">
            <text:p>184158</text:p>
          </table:table-cell>
          <table:table-cell office:value-type="float" office:value="168394" table:style-name="ce7">
            <text:p>168394</text:p>
          </table:table-cell>
          <table:table-cell office:value-type="float" office:value="97213" table:style-name="ce7">
            <text:p>97213</text:p>
          </table:table-cell>
          <table:table-cell office:value-type="float" office:value="10041" table:style-name="ce7">
            <text:p>10041</text:p>
          </table:table-cell>
          <table:table-cell office:value-type="float" office:value="174211" table:style-name="ce8">
            <text:p>174211</text:p>
          </table:table-cell>
          <table:table-cell table:style-name="ce7"/>
          <table:table-cell table:style-name="ce8"/>
          <table:table-cell table:style-name="ce1"/>
          <table:table-cell office:value-type="string" table:style-name="ce2">
            <text:p>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table-cell table:style-name="ce22"/>
          <table:table-cell table:number-columns-repeated="16357"/>
        </table:table-row>
        <table:table-row table:style-name="ro3">
          <table:table-cell office:value-type="string" table:style-name="ce2">
            <text:p>H</text:p>
          </table:table-cell>
          <table:table-cell office:value-type="float" office:value="192773" table:style-name="ce9">
            <text:p>192773</text:p>
          </table:table-cell>
          <table:table-cell office:value-type="float" office:value="184760" table:style-name="ce10">
            <text:p>184760</text:p>
          </table:table-cell>
          <table:table-cell office:value-type="float" office:value="87183" table:style-name="ce10">
            <text:p>87183</text:p>
          </table:table-cell>
          <table:table-cell office:value-type="float" office:value="13709" table:style-name="ce10">
            <text:p>13709</text:p>
          </table:table-cell>
          <table:table-cell office:value-type="float" office:value="184793" table:style-name="ce11">
            <text:p>184793</text:p>
          </table:table-cell>
          <table:table-cell office:value-type="float" office:value="175597" table:style-name="ce9">
            <text:p>175597</text:p>
          </table:table-cell>
          <table:table-cell office:value-type="float" office:value="161746" table:style-name="ce10">
            <text:p>161746</text:p>
          </table:table-cell>
          <table:table-cell office:value-type="float" office:value="92943" table:style-name="ce10">
            <text:p>92943</text:p>
          </table:table-cell>
          <table:table-cell office:value-type="float" office:value="13744" table:style-name="ce10">
            <text:p>13744</text:p>
          </table:table-cell>
          <table:table-cell office:value-type="float" office:value="169708" table:style-name="ce11">
            <text:p>169708</text:p>
          </table:table-cell>
          <table:table-cell table:style-name="ce10"/>
          <table:table-cell table:style-name="ce11"/>
          <table:table-cell table:style-name="ce1"/>
          <table:table-cell office:value-type="string" table:style-name="ce2">
            <text:p>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table-cell table:style-name="ce22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59">
            <text:p>MOLM13 wt</text:p>
          </table:table-cell>
          <table:covered-table-cell/>
          <table:table-cell office:value-type="string" table:number-columns-spanned="2" table:number-rows-spanned="1" table:style-name="ce60">
            <text:p>MOLM13 #108</text:p>
          </table:table-cell>
          <table:covered-table-cell/>
          <table:table-cell office:value-type="string" table:number-columns-spanned="2" table:number-rows-spanned="1" table:style-name="ce61">
            <text:p>MOLM13 #115</text:p>
          </table:table-cell>
          <table:covered-table-cell/>
          <table:table-cell office:value-type="string" table:number-columns-spanned="2" table:number-rows-spanned="1" table:style-name="ce62">
            <text:p>K562 wt</text:p>
          </table:table-cell>
          <table:covered-table-cell/>
          <table:table-cell office:value-type="string" table:number-columns-spanned="2" table:number-rows-spanned="1" table:style-name="ce63">
            <text:p>K562 #111</text:p>
          </table:table-cell>
          <table:covered-table-cell/>
          <table:table-cell office:value-type="string" table:number-columns-spanned="2" table:number-rows-spanned="1" table:style-name="ce64">
            <text:p>K562 #119</text:p>
          </table:table-cell>
          <table:covered-table-cell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6">
            <text:p>Ecart-type</text:p>
          </table:table-cell>
          <table:table-cell office:value-type="string" table:style-name="ce23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4">
            <text:p>Ecart-type</text:p>
          </table:table-cell>
          <table:table-cell office:value-type="string" table:style-name="ce25">
            <text:p>Moyenne</text:p>
          </table:table-cell>
          <table:table-cell office:value-type="string" table:style-name="ce26">
            <text:p>Ecart-type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25">
            <text:p>PBS</text:p>
          </table:table-cell>
          <table:table-cell office:value-type="float" office:value="97891" table:formula="of:=AVERAGE([.B4:.D4])" table:style-name="ce27">
            <text:p>97891</text:p>
          </table:table-cell>
          <table:table-cell office:value-type="float" office:value="976.79271086551421" table:formula="of:=STDEV([.B4:.D4])" table:style-name="ce28">
            <text:p>976,7927109</text:p>
          </table:table-cell>
          <table:table-cell office:value-type="float" office:value="58646" table:formula="of:=AVERAGE([.E4:.G4])" table:style-name="ce29">
            <text:p>58646</text:p>
          </table:table-cell>
          <table:table-cell office:value-type="float" office:value="1197.1081822458655" table:formula="of:=STDEV([.E4:.G4])" table:style-name="ce28">
            <text:p>1197,108182</text:p>
          </table:table-cell>
          <table:table-cell office:value-type="float" office:value="68965.666666666672" table:formula="of:=AVERAGE([.H4:.J4])" table:style-name="ce29">
            <text:p>68965,66667</text:p>
          </table:table-cell>
          <table:table-cell office:value-type="float" office:value="874.21526715868629" table:formula="of:=STDEV([.H4:.J4])" table:style-name="ce30">
            <text:p>874,2152672</text:p>
          </table:table-cell>
          <table:table-cell office:value-type="float" office:value="141967.33333333334" table:formula="of:=AVERAGE([.K4:.M4])" table:style-name="ce27">
            <text:p>141967,3333</text:p>
          </table:table-cell>
          <table:table-cell office:value-type="float" office:value="2399.9900694238995" table:formula="of:=STDEV([.K4:.M4])" table:style-name="ce28">
            <text:p>2399,990069</text:p>
          </table:table-cell>
          <table:table-cell office:value-type="float" office:value="198296.33333333334" table:formula="of:=AVERAGE([.B9:.B11])" table:style-name="ce29">
            <text:p>198296,3333</text:p>
          </table:table-cell>
          <table:table-cell office:value-type="float" office:value="4995.687073199575" table:formula="of:=STDEV([.B9:.B11])" table:style-name="ce28">
            <text:p>4995,687073</text:p>
          </table:table-cell>
          <table:table-cell office:value-type="float" office:value="181513.66666666666" table:formula="of:=AVERAGE([.G9:.G11])" table:style-name="ce29">
            <text:p>181513,6667</text:p>
          </table:table-cell>
          <table:table-cell office:value-type="float" office:value="5133.5956534707066" table:formula="of:=STDEV([.G9:.G11])" table:style-name="ce30">
            <text:p>5133,595653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29">
            <text:p>OAA</text:p>
          </table:table-cell>
          <table:table-cell office:value-type="float" office:value="83027" table:formula="of:=AVERAGE([.B5:.D5])" table:style-name="ce27">
            <text:p>83027</text:p>
          </table:table-cell>
          <table:table-cell office:value-type="float" office:value="1787.3866397620857" table:formula="of:=STDEV([.B5:.D5])" table:style-name="ce28">
            <text:p>1787,38664</text:p>
          </table:table-cell>
          <table:table-cell office:value-type="float" office:value="44710" table:formula="of:=AVERAGE([.E5:.G5])" table:style-name="ce29">
            <text:p>44710</text:p>
          </table:table-cell>
          <table:table-cell office:value-type="float" office:value="477.87446050191886" table:formula="of:=STDEV([.E5:.G5])" table:style-name="ce28">
            <text:p>477,8744605</text:p>
          </table:table-cell>
          <table:table-cell office:value-type="float" office:value="67276.333333333328" table:formula="of:=AVERAGE([.H5:.J5])" table:style-name="ce29">
            <text:p>67276,33333</text:p>
          </table:table-cell>
          <table:table-cell office:value-type="float" office:value="1923.9306986826041" table:formula="of:=STDEV([.H5:.J5])" table:style-name="ce30">
            <text:p>1923,930699</text:p>
          </table:table-cell>
          <table:table-cell office:value-type="float" office:value="133493.33333333334" table:formula="of:=AVERAGE([.K5:.M5])" table:style-name="ce27">
            <text:p>133493,3333</text:p>
          </table:table-cell>
          <table:table-cell office:value-type="float" office:value="605.73949296156457" table:formula="of:=STDEV([.K5:.M5])" table:style-name="ce28">
            <text:p>605,739493</text:p>
          </table:table-cell>
          <table:table-cell office:value-type="float" office:value="187083" table:formula="of:=AVERAGE([.C9:.C11])" table:style-name="ce29">
            <text:p>187083</text:p>
          </table:table-cell>
          <table:table-cell office:value-type="float" office:value="3154.3172002828123" table:formula="of:=STDEV([.C9:.C11])" table:style-name="ce28">
            <text:p>3154,3172</text:p>
          </table:table-cell>
          <table:table-cell office:value-type="float" office:value="168278" table:formula="of:=AVERAGE([.H9:.H11])" table:style-name="ce29">
            <text:p>168278</text:p>
          </table:table-cell>
          <table:table-cell office:value-type="float" office:value="6474.7793784807836" table:formula="of:=STDEV([.H9:.H11])" table:style-name="ce30">
            <text:p>6474,77937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9">
            <text:p>Iodo</text:p>
          </table:table-cell>
          <table:table-cell office:value-type="float" office:value="60636.666666666664" table:formula="of:=AVERAGE([.B6:.D6])" table:style-name="ce27">
            <text:p>60636,66667</text:p>
          </table:table-cell>
          <table:table-cell office:value-type="float" office:value="1265.8915172056938" table:formula="of:=STDEV([.B6:.D6])" table:style-name="ce28">
            <text:p>1265,891517</text:p>
          </table:table-cell>
          <table:table-cell office:value-type="float" office:value="25821.333333333332" table:formula="of:=AVERAGE([.E6:.G6])" table:style-name="ce29">
            <text:p>25821,33333</text:p>
          </table:table-cell>
          <table:table-cell office:value-type="float" office:value="1074.9885270705606" table:formula="of:=STDEV([.E6:.G6])" table:style-name="ce28">
            <text:p>1074,988527</text:p>
          </table:table-cell>
          <table:table-cell office:value-type="float" office:value="36107" table:formula="of:=AVERAGE([.H6:.J6])" table:style-name="ce29">
            <text:p>36107</text:p>
          </table:table-cell>
          <table:table-cell office:value-type="float" office:value="350.07999085923205" table:formula="of:=STDEV([.H6:.J6])" table:style-name="ce30">
            <text:p>350,0799909</text:p>
          </table:table-cell>
          <table:table-cell office:value-type="float" office:value="73226" table:formula="of:=AVERAGE([.K6:.M6])" table:style-name="ce27">
            <text:p>73226</text:p>
          </table:table-cell>
          <table:table-cell office:value-type="float" office:value="1958.7758932557854" table:formula="of:=STDEV([.K6:.M6])" table:style-name="ce28">
            <text:p>1958,775893</text:p>
          </table:table-cell>
          <table:table-cell office:value-type="float" office:value="87041.333333333328" table:formula="of:=AVERAGE([.D9:.D11])" table:style-name="ce29">
            <text:p>87041,33333</text:p>
          </table:table-cell>
          <table:table-cell office:value-type="float" office:value="1130.1788943938625" table:formula="of:=STDEV([.D9:.D11])" table:style-name="ce28">
            <text:p>1130,178894</text:p>
          </table:table-cell>
          <table:table-cell office:value-type="float" office:value="96893.333333333328" table:formula="of:=AVERAGE([.I9:.I11])" table:style-name="ce29">
            <text:p>96893,33333</text:p>
          </table:table-cell>
          <table:table-cell office:value-type="float" office:value="3800.5960497444785" table:formula="of:=STDEV([.I9:.I11])" table:style-name="ce30">
            <text:p>3800,5960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9">
            <text:p>Combo</text:p>
          </table:table-cell>
          <table:table-cell office:value-type="float" office:value="3994.6666666666665" table:formula="of:=AVERAGE([.B7:.D7])" table:style-name="ce27">
            <text:p>3994,666667</text:p>
          </table:table-cell>
          <table:table-cell office:value-type="float" office:value="453.67646327899064" table:formula="of:=STDEV([.B7:.D7])" table:style-name="ce28">
            <text:p>453,6764633</text:p>
          </table:table-cell>
          <table:table-cell office:value-type="float" office:value="2582.6666666666665" table:formula="of:=AVERAGE([.E7:.G7])" table:style-name="ce29">
            <text:p>2582,666667</text:p>
          </table:table-cell>
          <table:table-cell office:value-type="float" office:value="244.24646022682361" table:formula="of:=STDEV([.E7:.G7])" table:style-name="ce28">
            <text:p>244,2464602</text:p>
          </table:table-cell>
          <table:table-cell office:value-type="float" office:value="4881.666666666667" table:formula="of:=AVERAGE([.H7:.J7])" table:style-name="ce29">
            <text:p>4881,666667</text:p>
          </table:table-cell>
          <table:table-cell office:value-type="float" office:value="95.552777737401925" table:formula="of:=STDEV([.H7:.J7])" table:style-name="ce30">
            <text:p>95,55277774</text:p>
          </table:table-cell>
          <table:table-cell office:value-type="float" office:value="11895" table:formula="of:=AVERAGE([.K7:.M7])" table:style-name="ce27">
            <text:p>11895</text:p>
          </table:table-cell>
          <table:table-cell office:value-type="float" office:value="825.05514967182648" table:formula="of:=STDEV([.K7:.M7])" table:style-name="ce28">
            <text:p>825,0551497</text:p>
          </table:table-cell>
          <table:table-cell office:value-type="float" office:value="14186" table:formula="of:=AVERAGE([.E9:.E11])" table:style-name="ce29">
            <text:p>14186</text:p>
          </table:table-cell>
          <table:table-cell office:value-type="float" office:value="497.64746558181122" table:formula="of:=STDEV([.E9:.E11])" table:style-name="ce28">
            <text:p>497,6474656</text:p>
          </table:table-cell>
          <table:table-cell office:value-type="float" office:value="11246.333333333334" table:formula="of:=AVERAGE([.J9:.J11])" table:style-name="ce29">
            <text:p>11246,33333</text:p>
          </table:table-cell>
          <table:table-cell office:value-type="float" office:value="2163.4801439655839" table:formula="of:=STDEV([.J9:.J11])" table:style-name="ce30">
            <text:p>2163,480144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31">
            <text:p>FCCP</text:p>
          </table:table-cell>
          <table:table-cell office:value-type="float" office:value="85467" table:formula="of:=AVERAGE([.B8:.D8])" table:style-name="ce32">
            <text:p>85467</text:p>
          </table:table-cell>
          <table:table-cell office:value-type="float" office:value="414.85780696522994" table:formula="of:=STDEV([.B8:.D8])" table:style-name="ce33">
            <text:p>414,857807</text:p>
          </table:table-cell>
          <table:table-cell office:value-type="float" office:value="49968.666666666664" table:formula="of:=AVERAGE([.E8:.G8])" table:style-name="ce34">
            <text:p>49968,66667</text:p>
          </table:table-cell>
          <table:table-cell office:value-type="float" office:value="677.09846649754968" table:formula="of:=STDEV([.E8:.G8])" table:style-name="ce33">
            <text:p>677,0984665</text:p>
          </table:table-cell>
          <table:table-cell office:value-type="float" office:value="63466" table:formula="of:=AVERAGE([.H8:.J8])" table:style-name="ce34">
            <text:p>63466</text:p>
          </table:table-cell>
          <table:table-cell office:value-type="float" office:value="8971.0311001578848" table:formula="of:=STDEV([.H8:.J8])" table:style-name="ce35">
            <text:p>8971,0311</text:p>
          </table:table-cell>
          <table:table-cell office:value-type="float" office:value="141061.66666666666" table:formula="of:=AVERAGE([.K8:.M8])" table:style-name="ce32">
            <text:p>141061,6667</text:p>
          </table:table-cell>
          <table:table-cell office:value-type="float" office:value="4172.2997655170147" table:formula="of:=STDEV([.K8:.M8])" table:style-name="ce33">
            <text:p>4172,299766</text:p>
          </table:table-cell>
          <table:table-cell office:value-type="float" office:value="188843.66666666666" table:formula="of:=AVERAGE([.F9:.F11])" table:style-name="ce34">
            <text:p>188843,6667</text:p>
          </table:table-cell>
          <table:table-cell office:value-type="float" office:value="8106.3425373798091" table:formula="of:=STDEV([.F9:.F11])" table:style-name="ce33">
            <text:p>8106,342537</text:p>
          </table:table-cell>
          <table:table-cell office:value-type="float" office:value="169776.33333333334" table:formula="of:=AVERAGE([.K9:.K11])" table:style-name="ce34">
            <text:p>169776,3333</text:p>
          </table:table-cell>
          <table:table-cell office:value-type="float" office:value="4400.8979008076676" table:formula="of:=STDEV([.K9:.K11])" table:style-name="ce35">
            <text:p>4400,897901</text:p>
          </table:table-cell>
          <table:table-cell table:number-columns-repeated="16370"/>
        </table:table-row>
        <table:table-row table:style-name="ro4">
          <table:table-cell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36">
            <text:p>MOLM13 wt</text:p>
          </table:table-cell>
          <table:table-cell office:value-type="string" table:style-name="ce37">
            <text:p>MOLM13 #108</text:p>
          </table:table-cell>
          <table:table-cell office:value-type="string" table:style-name="ce38">
            <text:p>MOLM13 #115</text:p>
          </table:table-cell>
          <table:table-cell office:value-type="string" table:style-name="ce39">
            <text:p>K562</text:p>
            <text:p>wt</text:p>
          </table:table-cell>
          <table:table-cell office:value-type="string" table:style-name="ce40">
            <text:p>K562</text:p>
            <text:p>#111</text:p>
          </table:table-cell>
          <table:table-cell office:value-type="string" table:style-name="ce41">
            <text:p>K562</text:p>
            <text:p>#119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ATP tot</text:p>
          </table:table-cell>
          <table:table-cell office:value-type="float" office:value="93896.333333333328" table:formula="of:=[.C16]-[.C19]" table:style-name="ce1">
            <text:p>93896,33333</text:p>
          </table:table-cell>
          <table:table-cell office:value-type="float" office:value="56063.333333333336" table:formula="of:=[.E16]-[.E19]" table:style-name="ce1">
            <text:p>56063,33333</text:p>
          </table:table-cell>
          <table:table-cell office:value-type="float" office:value="64084.000000000007" table:formula="of:=[.G16]-[.G19]" table:style-name="ce1">
            <text:p>64084</text:p>
          </table:table-cell>
          <table:table-cell office:value-type="float" office:value="130072.33333333334" table:formula="of:=[.I16]-[.I19]" table:style-name="ce1">
            <text:p>130072,3333</text:p>
          </table:table-cell>
          <table:table-cell office:value-type="float" office:value="184110.33333333334" table:formula="of:=[.K16]-[.K19]" table:style-name="ce1">
            <text:p>184110,3333</text:p>
          </table:table-cell>
          <table:table-cell office:value-type="float" office:value="170267.33333333331" table:formula="of:=[.M16]-[.M19]" table:style-name="ce1">
            <text:p>170267,3333</text:p>
          </table:table-cell>
          <table:table-cell office:value-type="string" table:style-name="ce1">
            <text:p>PBS - Combo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TP mito</text:p>
          </table:table-cell>
          <table:table-cell office:value-type="percentage" office:value="0.60323974312095963" table:formula="of:=([.C18]-[.C19])/[.C24]" table:style-name="ce42">
            <text:p>60,324%</text:p>
          </table:table-cell>
          <table:table-cell office:value-type="percentage" office:value="0.4145074023425887" table:formula="of:=([.E18]-[.E19])/[.D24]" table:style-name="ce42">
            <text:p>41,451%</text:p>
          </table:table-cell>
          <table:table-cell office:value-type="percentage" office:value="0.48725630942721004" table:formula="of:=([.G18]-[.G19])/[.E24]" table:style-name="ce42">
            <text:p>48,726%</text:p>
          </table:table-cell>
          <table:table-cell office:value-type="percentage" office:value="0.47151456753549942" table:formula="of:=([.I18]-[.I19])/[.F24]" table:style-name="ce42">
            <text:p>47,151%</text:p>
          </table:table-cell>
          <table:table-cell office:value-type="percentage" office:value="0.39571561255841148" table:formula="of:=([.K18]-[.K19])/[.G24]" table:style-name="ce42">
            <text:p>39,572%</text:p>
          </table:table-cell>
          <table:table-cell office:value-type="percentage" office:value="0.50301486681727958" table:formula="of:=([.M18]-[.M19])/[.H24]" table:style-name="ce42">
            <text:p>50,301%</text:p>
          </table:table-cell>
          <table:table-cell office:value-type="string" table:style-name="ce1">
            <text:p>(Iodo - Combo) / ATP to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ATP glyco</text:p>
          </table:table-cell>
          <table:table-cell office:value-type="percentage" office:value="0.39676025687904037" table:formula="of:=1-[.C25]" table:style-name="ce42">
            <text:p>39,676%</text:p>
          </table:table-cell>
          <table:table-cell office:value-type="percentage" office:value="0.58549259765741124" table:formula="of:=1-[.D25]" table:style-name="ce42">
            <text:p>58,549%</text:p>
          </table:table-cell>
          <table:table-cell office:value-type="percentage" office:value="0.51274369057279001" table:formula="of:=1-[.E25]" table:style-name="ce42">
            <text:p>51,274%</text:p>
          </table:table-cell>
          <table:table-cell office:value-type="percentage" office:value="0.52848543246450053" table:formula="of:=1-[.F25]" table:style-name="ce42">
            <text:p>52,849%</text:p>
          </table:table-cell>
          <table:table-cell office:value-type="percentage" office:value="0.60428438744158852" table:formula="of:=1-[.G25]" table:style-name="ce42">
            <text:p>60,428%</text:p>
          </table:table-cell>
          <table:table-cell office:value-type="percentage" office:value="0.49698513318272042" table:formula="of:=1-[.H25]" table:style-name="ce42">
            <text:p>49,699%</text:p>
          </table:table-cell>
          <table:table-cell office:value-type="string" table:style-name="ce1">
            <text:p>1 - ATP mito</text:p>
          </table:table-cell>
          <table:table-cell table:number-columns-repeated="16375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hieu Landry</meta:initial-creator>
    <dc:creator>Mathieu Landry</dc:creator>
    <meta:creation-date>2023-05-25T09:07:51Z</meta:creation-date>
    <dc:date>2023-05-31T08:50:01Z</dc:date>
  </office:meta>
</office:document-meta>
</file>